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9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D2]-[.E2]" office:value-type="float" office:value="38" calcext:value-type="float">
            <text:p>3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-[.D3]-[.E3]" office:value-type="float" office:value="98" calcext:value-type="float">
            <text:p>9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[.C4]-[.D4]-[.E4]" office:value-type="float" office:value="148" calcext:value-type="float">
            <text:p>14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-[.D5]-[.E5]" office:value-type="float" office:value="131" calcext:value-type="float">
            <text:p>1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-[.E6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-[.E7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[.C8]-[.D8]-[.E8]" office:value-type="float" office:value="279" calcext:value-type="float">
            <text:p>27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C9]-[.D9]-[.E9]" office:value-type="float" office:value="235" calcext:value-type="float">
            <text:p>23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]-[.D10]-[.E10]" office:value-type="float" office:value="233" calcext:value-type="float">
            <text:p>23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4474" calcext:value-type="float">
            <text:p>447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C11]-[.D11]-[.E11]" office:value-type="float" office:value="4444" calcext:value-type="float">
            <text:p>444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2]-[.D12]-[.E12]" office:value-type="float" office:value="61" calcext:value-type="float">
            <text:p>6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formula="of:=[.C13]-[.D13]-[.E13]" office:value-type="float" office:value="211" calcext:value-type="float">
            <text:p>21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14]-[.D14]-[.E14]" office:value-type="float" office:value="25" calcext:value-type="float">
            <text:p>2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D15]-[.E15]" office:value-type="float" office:value="17" calcext:value-type="float">
            <text:p>17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16]-[.D16]-[.E16]" office:value-type="float" office:value="59" calcext:value-type="float">
            <text:p>5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3743" calcext:value-type="float">
            <text:p>3743</text:p>
          </table:table-cell>
          <table:table-cell office:value-type="float" office:value="88" calcext:value-type="float">
            <text:p>88</text:p>
          </table:table-cell>
          <table:table-cell office:value-type="float" office:value="401" calcext:value-type="float">
            <text:p>401</text:p>
          </table:table-cell>
          <table:table-cell table:formula="of:=[.C17]-[.D17]-[.E17]" office:value-type="float" office:value="3254" calcext:value-type="float">
            <text:p>325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-[.D18]-[.E18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-[.D19]-[.E19]" office:value-type="float" office:value="5" calcext:value-type="float">
            <text:p>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-[.D20]-[.E20]"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-[.D21]-[.E21]" office:value-type="float" office:value="27" calcext:value-type="float">
            <text:p>2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2]-[.D22]-[.E22]" office:value-type="float" office:value="129" calcext:value-type="float">
            <text:p>12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1924" calcext:value-type="float">
            <text:p>192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23]-[.D23]-[.E23]" office:value-type="float" office:value="1888" calcext:value-type="float">
            <text:p>188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4]-[.D24]-[.E24]" office:value-type="float" office:value="89" calcext:value-type="float">
            <text:p>8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5]-[.D25]-[.E25]" office:value-type="float" office:value="195" calcext:value-type="float">
            <text:p>19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26]-[.D26]-[.E26]" office:value-type="float" office:value="90" calcext:value-type="float">
            <text:p>9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]-[.D27]-[.E27]" office:value-type="float" office:value="32" calcext:value-type="float">
            <text:p>32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8]-[.D28]-[.E28]" office:value-type="float" office:value="659" calcext:value-type="float">
            <text:p>65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]-[.D29]-[.E29]" office:value-type="float" office:value="5" calcext:value-type="float">
            <text:p>5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30]-[.D30]-[.E30]" office:value-type="float" office:value="311" calcext:value-type="float">
            <text:p>311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31]-[.D31]-[.E31]" office:value-type="float" office:value="128" calcext:value-type="float">
            <text:p>128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2]-[.D32]-[.E32]" office:value-type="float" office:value="25" calcext:value-type="float">
            <text:p>25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C33]-[.D33]-[.E33]" office:value-type="float" office:value="258" calcext:value-type="float">
            <text:p>258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-[.D34]-[.E34]" office:value-type="float" office:value="138" calcext:value-type="float">
            <text:p>138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]-[.D35]-[.E35]" office:value-type="float" office:value="300" calcext:value-type="float">
            <text:p>30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36]-[.D36]-[.E36]" office:value-type="float" office:value="459" calcext:value-type="float">
            <text:p>4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-[.D37]-[.E37]" office:value-type="float" office:value="-1" calcext:value-type="float">
            <text:p>-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-[.D38]-[.E38]"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-[.E39]"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-[.E40]"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-[.D41]-[.E41]" office:value-type="float" office:value="24" calcext:value-type="float">
            <text:p>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-[.D42]-[.E42]" office:value-type="float" office:value="41" calcext:value-type="float">
            <text:p>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43]-[.D43]-[.E43]" office:value-type="float" office:value="497" calcext:value-type="float">
            <text:p>49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-[.D44]-[.E44]" office:value-type="float" office:value="3" calcext:value-type="float">
            <text:p>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5]-[.D45]-[.E45]" office:value-type="float" office:value="624" calcext:value-type="float">
            <text:p>6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-[.D46]-[.E46]" office:value-type="float" office:value="66" calcext:value-type="float">
            <text:p>6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formula="of:=[.C47]-[.D47]-[.E47]" office:value-type="float" office:value="0" calcext:value-type="float">
            <text:p>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table:formula="of:=[.C48]-[.D48]-[.E48]" office:value-type="float" office:value="128" calcext:value-type="float">
            <text:p>12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formula="of:=[.C49]-[.D49]-[.E4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formula="of:=[.C50]-[.D50]-[.E50]" office:value-type="float" office:value="17" calcext:value-type="float">
            <text:p>1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formula="of:=[.C51]-[.D51]-[.E51]" office:value-type="float" office:value="20" calcext:value-type="float">
            <text:p>2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8" calcext:value-type="float">
            <text:p>8</text:p>
          </table:table-cell>
          <table:table-cell office:value-type="float" office:value="1332" calcext:value-type="float">
            <text:p>1332</text:p>
          </table:table-cell>
          <table:table-cell table:formula="of:=[.C52]-[.D52]-[.E52]" office:value-type="float" office:value="75" calcext:value-type="float">
            <text:p>7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[.C53]-[.D53]-[.E53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54]-[.D54]-[.E54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formula="of:=[.C55]-[.D55]-[.E55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formula="of:=[.C56]-[.D56]-[.E56]"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table:formula="of:=[.C57]-[.D57]-[.E57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table:formula="of:=[.C58]-[.D58]-[.E58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C59]-[.D59]-[.E59]" office:value-type="float" office:value="252" calcext:value-type="float">
            <text:p>25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53" calcext:value-type="float">
            <text:p>3153</text:p>
          </table:table-cell>
          <table:table-cell office:value-type="float" office:value="59882" calcext:value-type="float">
            <text:p>59882</text:p>
          </table:table-cell>
          <table:table-cell table:formula="of:=[.C60]-[.D60]-[.E60]" office:value-type="float" office:value="4765" calcext:value-type="float">
            <text:p>476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table:formula="of:=[.C61]-[.D61]-[.E6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C62]-[.D62]-[.E6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formula="of:=[.C63]-[.D63]-[.E63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table:formula="of:=[.C64]-[.D64]-[.E64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C65]-[.D65]-[.E6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formula="of:=[.C66]-[.D66]-[.E66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67]-[.D67]-[.E67]" office:value-type="float" office:value="14" calcext:value-type="float">
            <text:p>1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C68]-[.D68]-[.E6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69]-[.D69]-[.E69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formula="of:=[.C70]-[.D70]-[.E70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table:formula="of:=[.C71]-[.D71]-[.E71]" office:value-type="float" office:value="9" calcext:value-type="float">
            <text:p>9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table:formula="of:=[.C72]-[.D72]-[.E72]" office:value-type="float" office:value="71" calcext:value-type="float">
            <text:p>7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C73]-[.D73]-[.E7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table:formula="of:=[.C74]-[.D74]-[.E74]" office:value-type="float" office:value="4" calcext:value-type="float">
            <text:p>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formula="of:=[.C75]-[.D75]-[.E75]" office:value-type="float" office:value="5" calcext:value-type="float">
            <text:p>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-[.D76]-[.E7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C77]-[.D77]-[.E77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[.C78]-[.D78]-[.E78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table:formula="of:=[.C79]-[.D79]-[.E79]" office:value-type="float" office:value="16" calcext:value-type="float">
            <text:p>1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C80]-[.D80]-[.E80]" office:value-type="float" office:value="95" calcext:value-type="float">
            <text:p>9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D81]-[.E81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82]-[.D82]-[.E82]" office:value-type="float" office:value="1425" calcext:value-type="float">
            <text:p>142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83]-[.D83]-[.E83]" office:value-type="float" office:value="14" calcext:value-type="float">
            <text:p>1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9874" calcext:value-type="float">
            <text:p>19874</text:p>
          </table:table-cell>
          <table:table-cell office:value-type="float" office:value="860" calcext:value-type="float">
            <text:p>860</text:p>
          </table:table-cell>
          <table:table-cell office:value-type="float" office:value="2200" calcext:value-type="float">
            <text:p>2200</text:p>
          </table:table-cell>
          <table:table-cell table:formula="of:=[.C84]-[.D84]-[.E84]" office:value-type="float" office:value="16814" calcext:value-type="float">
            <text:p>1681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]-[.D85]-[.E85]" office:value-type="float" office:value="61" calcext:value-type="float">
            <text:p>6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]-[.D86]-[.E86]" office:value-type="float" office:value="52" calcext:value-type="float">
            <text:p>5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D87]-[.E87]" office:value-type="float" office:value="24" calcext:value-type="float">
            <text:p>2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-[.D88]-[.E88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D89]-[.E89]"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-[.D90]-[.E90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D91]-[.E91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]-[.D92]-[.E92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]-[.D93]-[.E93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D94]-[.E94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4749" calcext:value-type="float">
            <text:p>4749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formula="of:=[.C95]-[.D95]-[.E95]" office:value-type="float" office:value="4534" calcext:value-type="float">
            <text:p>453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D96]-[.E96]" office:value-type="float" office:value="6" calcext:value-type="float">
            <text:p>6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]-[.D97]-[.E97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D98]-[.E98]" office:value-type="float" office:value="36" calcext:value-type="float">
            <text:p>36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99]-[.D99]-[.E99]" office:value-type="float" office:value="10" calcext:value-type="float">
            <text:p>1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D100]-[.E100]" office:value-type="float" office:value="13" calcext:value-type="float">
            <text:p>1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D101]-[.E101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6650" calcext:value-type="float">
            <text:p>6650</text:p>
          </table:table-cell>
          <table:table-cell office:value-type="float" office:value="335" calcext:value-type="float">
            <text:p>335</text:p>
          </table:table-cell>
          <table:table-cell office:value-type="float" office:value="135" calcext:value-type="float">
            <text:p>135</text:p>
          </table:table-cell>
          <table:table-cell table:formula="of:=[.C102]-[.D102]-[.E102]" office:value-type="float" office:value="6180" calcext:value-type="float">
            <text:p>618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667" calcext:value-type="float">
            <text:p>43667</text:p>
          </table:table-cell>
          <table:table-cell office:value-type="float" office:value="552" calcext:value-type="float">
            <text:p>552</text:p>
          </table:table-cell>
          <table:table-cell office:value-type="float" office:value="176" calcext:value-type="float">
            <text:p>176</text:p>
          </table:table-cell>
          <table:table-cell table:formula="of:=[.C103]-[.D103]-[.E103]" office:value-type="float" office:value="42939" calcext:value-type="float">
            <text:p>4293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4]-[.D104]-[.E104]" office:value-type="float" office:value="85" calcext:value-type="float">
            <text:p>8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5]-[.D105]-[.E105]" office:value-type="float" office:value="54" calcext:value-type="float">
            <text:p>5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-[.D106]-[.E106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-[.D107]-[.E10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D108]-[.E108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C109]-[.D109]-[.E109]" office:value-type="float" office:value="733" calcext:value-type="float">
            <text:p>73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10]-[.D110]-[.E110]" office:value-type="float" office:value="271" calcext:value-type="float">
            <text:p>27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-[.D111]-[.E111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2]-[.D112]-[.E112]" office:value-type="float" office:value="154" calcext:value-type="float">
            <text:p>15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13]-[.D113]-[.E113]" office:value-type="float" office:value="23" calcext:value-type="float">
            <text:p>2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14]-[.D114]-[.E114]" office:value-type="float" office:value="309" calcext:value-type="float">
            <text:p>30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table:formula="of:=[.C115]-[.D115]-[.E115]" office:value-type="float" office:value="137" calcext:value-type="float">
            <text:p>13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]-[.D116]-[.E116]" office:value-type="float" office:value="39" calcext:value-type="float">
            <text:p>3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17]-[.D117]-[.E117]" office:value-type="float" office:value="112" calcext:value-type="float">
            <text:p>1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118]-[.D118]-[.E118]" office:value-type="float" office:value="1228" calcext:value-type="float">
            <text:p>12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]-[.D119]-[.E119]" office:value-type="float" office:value="35" calcext:value-type="float">
            <text:p>3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-[.D120]-[.E120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-[.D121]-[.E121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22]-[.D122]-[.E122]" office:value-type="float" office:value="239" calcext:value-type="float">
            <text:p>23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float" office:value="981" calcext:value-type="float">
            <text:p>98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123]-[.D123]-[.E123]" office:value-type="float" office:value="960" calcext:value-type="float">
            <text:p>96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4]-[.D124]-[.E124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5]-[.D125]-[.E125]"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-[.D126]-[.E12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27]-[.D127]-[.E127]" office:value-type="float" office:value="348" calcext:value-type="float">
            <text:p>34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D128]-[.E128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D129]-[.E129]"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D130]-[.E130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31]-[.D131]-[.E131]" office:value-type="float" office:value="689" calcext:value-type="float">
            <text:p>68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]-[.D132]-[.E132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133]-[.D133]-[.E133]" office:value-type="float" office:value="53" calcext:value-type="float">
            <text:p>5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29056" calcext:value-type="float">
            <text:p>29056</text:p>
          </table:table-cell>
          <table:table-cell office:value-type="float" office:value="123" calcext:value-type="float">
            <text:p>123</text:p>
          </table:table-cell>
          <table:table-cell office:value-type="float" office:value="453" calcext:value-type="float">
            <text:p>453</text:p>
          </table:table-cell>
          <table:table-cell table:formula="of:=[.C134]-[.D134]-[.E134]" office:value-type="float" office:value="28480" calcext:value-type="float">
            <text:p>284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5]-[.D135]-[.E135]" office:value-type="float" office:value="25" calcext:value-type="float">
            <text:p>2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C136]-[.D136]-[.E136]" office:value-type="float" office:value="649" calcext:value-type="float">
            <text:p>64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D137]-[.E13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8]-[.D138]-[.E138]" office:value-type="float" office:value="19" calcext:value-type="float">
            <text:p>1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9]-[.D139]-[.E139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0]-[.D140]-[.E140]" office:value-type="float" office:value="19" calcext:value-type="float">
            <text:p>19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-[.D141]-[.E141]" office:value-type="float" office:value="6" calcext:value-type="float">
            <text:p>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-[.D142]-[.E142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D143]-[.E143]" office:value-type="float" office:value="27" calcext:value-type="float">
            <text:p>27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C144]-[.D144]-[.E144]" office:value-type="float" office:value="144" calcext:value-type="float">
            <text:p>14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C145]-[.D145]-[.E145]" office:value-type="float" office:value="536" calcext:value-type="float">
            <text:p>5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[.C146]-[.D146]-[.E146]" office:value-type="float" office:value="455" calcext:value-type="float">
            <text:p>45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[.C147]-[.D147]-[.E147]" office:value-type="float" office:value="500" calcext:value-type="float">
            <text:p>50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formula="of:=[.C148]-[.D148]-[.E148]" office:value-type="float" office:value="181" calcext:value-type="float">
            <text:p>18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149]-[.D149]-[.E149]" office:value-type="float" office:value="1114" calcext:value-type="float">
            <text:p>111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23049" calcext:value-type="float">
            <text:p>23049</text:p>
          </table:table-cell>
          <table:table-cell office:value-type="float" office:value="1812" calcext:value-type="float">
            <text:p>1812</text:p>
          </table:table-cell>
          <table:table-cell office:value-type="float" office:value="8376" calcext:value-type="float">
            <text:p>8376</text:p>
          </table:table-cell>
          <table:table-cell table:formula="of:=[.C150]-[.D150]-[.E150]" office:value-type="float" office:value="12861" calcext:value-type="float">
            <text:p>1286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C151]-[.D151]-[.E151]" office:value-type="float" office:value="1400" calcext:value-type="float">
            <text:p>1400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63927" calcext:value-type="float">
            <text:p>63927</text:p>
          </table:table-cell>
          <table:table-cell office:value-type="float" office:value="6077" calcext:value-type="float">
            <text:p>6077</text:p>
          </table:table-cell>
          <table:table-cell office:value-type="float" office:value="7432" calcext:value-type="float">
            <text:p>7432</text:p>
          </table:table-cell>
          <table:table-cell table:formula="of:=[.C152]-[.D152]-[.E152]" office:value-type="float" office:value="50418" calcext:value-type="float">
            <text:p>5041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53]-[.D153]-[.E153]" office:value-type="float" office:value="16" calcext:value-type="float">
            <text:p>1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office:value-type="float" office:value="235" calcext:value-type="float">
            <text:p>235</text:p>
          </table:table-cell>
          <table:table-cell table:formula="of:=[.C154]-[.D154]-[.E154]" office:value-type="float" office:value="851" calcext:value-type="float">
            <text:p>85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5]-[.D155]-[.E155]" office:value-type="float" office:value="126" calcext:value-type="float">
            <text:p>12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6]-[.D156]-[.E156]" office:value-type="float" office:value="62" calcext:value-type="float">
            <text:p>6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D157]-[.E157]" office:value-type="float" office:value="16" calcext:value-type="float">
            <text:p>1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D158]-[.E158]"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C159]-[.D159]-[.E159]" office:value-type="float" office:value="159" calcext:value-type="float">
            <text:p>15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0]-[.D160]-[.E160]" office:value-type="float" office:value="16" calcext:value-type="float">
            <text:p>1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1]-[.D161]-[.E161]" office:value-type="float" office:value="179" calcext:value-type="float">
            <text:p>17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162]-[.D162]-[.E162]" office:value-type="float" office:value="255" calcext:value-type="float">
            <text:p>2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D163]-[.E16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D164]-[.E164]" office:value-type="float" office:value="51" calcext:value-type="float">
            <text:p>5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5]-[.D165]-[.E165]" office:value-type="float" office:value="177" calcext:value-type="float">
            <text:p>1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166]-[.D166]-[.E166]" office:value-type="float" office:value="861" calcext:value-type="float">
            <text:p>8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D167]-[.E167]"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518" calcext:value-type="float">
            <text:p>1518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table:formula="of:=[.C168]-[.D168]-[.E168]" office:value-type="float" office:value="1345" calcext:value-type="float">
            <text:p>134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169]-[.D169]-[.E169]" office:value-type="float" office:value="8" calcext:value-type="float">
            <text:p>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70]-[.D170]-[.E170]" office:value-type="float" office:value="105" calcext:value-type="float">
            <text:p>1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1]-[.D171]-[.E171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2]-[.D172]-[.E172]" office:value-type="float" office:value="34" calcext:value-type="float">
            <text:p>3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173]-[.D173]-[.E173]" office:value-type="float" office:value="309" calcext:value-type="float">
            <text:p>309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4]-[.D174]-[.E174]" office:value-type="float" office:value="106" calcext:value-type="float">
            <text:p>10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5]-[.D175]-[.E175]" office:value-type="float" office:value="22" calcext:value-type="float">
            <text:p>2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D176]-[.E176]" office:value-type="float" office:value="10" calcext:value-type="float">
            <text:p>1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7]-[.D177]-[.E177]" office:value-type="float" office:value="26" calcext:value-type="float">
            <text:p>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178]-[.D178]-[.E178]" office:value-type="float" office:value="134" calcext:value-type="float">
            <text:p>13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D179]-[.E179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0]-[.D180]-[.E180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1]-[.D181]-[.E181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2]-[.D182]-[.E182]" office:value-type="float" office:value="102" calcext:value-type="float">
            <text:p>102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3]-[.D183]-[.E183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4]-[.D184]-[.E184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5]-[.D185]-[.E185]" office:value-type="float" office:value="37" calcext:value-type="float">
            <text:p>3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86]-[.D186]-[.E186]" office:value-type="float" office:value="133" calcext:value-type="float">
            <text:p>13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2621" calcext:value-type="float">
            <text:p>26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187]-[.D187]-[.E187]" office:value-type="float" office:value="2605" calcext:value-type="float">
            <text:p>26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188]-[.D188]-[.E188]" office:value-type="float" office:value="49" calcext:value-type="float">
            <text:p>4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C189]-[.D189]-[.E189]" office:value-type="float" office:value="856" calcext:value-type="float">
            <text:p>85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90]-[.D190]-[.E190]" office:value-type="float" office:value="309" calcext:value-type="float">
            <text:p>30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1]-[.D191]-[.E191]"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2]-[.D192]-[.E192]" office:value-type="float" office:value="21" calcext:value-type="float">
            <text:p>2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93]-[.D193]-[.E193]" office:value-type="float" office:value="389" calcext:value-type="float">
            <text:p>389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462" calcext:value-type="float">
            <text:p>46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C194]-[.D194]-[.E194]" office:value-type="float" office:value="411" calcext:value-type="float">
            <text:p>41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749" calcext:value-type="float">
            <text:p>7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C195]-[.D195]-[.E195]" office:value-type="float" office:value="728" calcext:value-type="float">
            <text:p>7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2060" calcext:value-type="float">
            <text:p>20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C196]-[.D196]-[.E196]" office:value-type="float" office:value="2023" calcext:value-type="float">
            <text:p>202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C197]-[.D197]-[.E197]" office:value-type="float" office:value="468" calcext:value-type="float">
            <text:p>468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198]-[.D198]-[.E198]" office:value-type="float" office:value="62" calcext:value-type="float">
            <text:p>6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961" calcext:value-type="float">
            <text:p>8961</text:p>
          </table:table-cell>
          <table:table-cell office:value-type="float" office:value="111" calcext:value-type="float">
            <text:p>111</text:p>
          </table:table-cell>
          <table:table-cell office:value-type="float" office:value="3166" calcext:value-type="float">
            <text:p>3166</text:p>
          </table:table-cell>
          <table:table-cell table:formula="of:=[.C199]-[.D199]-[.E199]" office:value-type="float" office:value="5684" calcext:value-type="float">
            <text:p>568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C200]-[.D200]-[.E200]" office:value-type="float" office:value="496" calcext:value-type="float">
            <text:p>49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201]-[.D201]-[.E201]" office:value-type="float" office:value="420" calcext:value-type="float">
            <text:p>42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2]-[.D202]-[.E202]" office:value-type="float" office:value="36" calcext:value-type="float">
            <text:p>3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3]-[.D203]-[.E203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4]-[.D204]-[.E204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05]-[.D205]-[.E205]" office:value-type="float" office:value="163" calcext:value-type="float">
            <text:p>16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C206]-[.D206]-[.E206]" office:value-type="float" office:value="543" calcext:value-type="float">
            <text:p>54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07]-[.D207]-[.E207]" office:value-type="float" office:value="71" calcext:value-type="float">
            <text:p>7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08]-[.D208]-[.E208]" office:value-type="float" office:value="243" calcext:value-type="float">
            <text:p>24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9]-[.D209]-[.E209]"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formula="of:=[.C210]-[.D210]-[.E210]" office:value-type="float" office:value="355" calcext:value-type="float">
            <text:p>35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211]-[.D211]-[.E211]" office:value-type="float" office:value="179" calcext:value-type="float">
            <text:p>17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2]-[.D212]-[.E212]" office:value-type="float" office:value="439" calcext:value-type="float">
            <text:p>43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3]-[.D213]-[.E213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214]-[.D214]-[.E214]" office:value-type="float" office:value="398" calcext:value-type="float">
            <text:p>39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35136" calcext:value-type="float">
            <text:p>35136</text:p>
          </table:table-cell>
          <table:table-cell office:value-type="float" office:value="2311" calcext:value-type="float">
            <text:p>2311</text:p>
          </table:table-cell>
          <table:table-cell office:value-type="float" office:value="3355" calcext:value-type="float">
            <text:p>3355</text:p>
          </table:table-cell>
          <table:table-cell table:formula="of:=[.C215]-[.D215]-[.E215]" office:value-type="float" office:value="29470" calcext:value-type="float">
            <text:p>2947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16]-[.D216]-[.E216]" office:value-type="float" office:value="95" calcext:value-type="float">
            <text:p>9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7]-[.D217]-[.E217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8]-[.D218]-[.E218]" office:value-type="float" office:value="5" calcext:value-type="float">
            <text:p>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2046" calcext:value-type="float">
            <text:p>204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C219]-[.D219]-[.E219]" office:value-type="float" office:value="2005" calcext:value-type="float">
            <text:p>20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8795" calcext:value-type="float">
            <text:p>8795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formula="of:=[.C220]-[.D220]-[.E220]" office:value-type="float" office:value="8544" calcext:value-type="float">
            <text:p>854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yrian Arab Repub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1]-[.D221]-[.E221]" office:value-type="float" office:value="1" calcext:value-type="float">
            <text:p>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C222]-[.D222]-[.E222]" office:value-type="float" office:value="165" calcext:value-type="float">
            <text:p>16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3]-[.D223]-[.E223]"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224]-[.D224]-[.E224]" office:value-type="float" office:value="668" calcext:value-type="float">
            <text:p>66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5]-[.D225]-[.E225]" office:value-type="float" office:value="4" calcext:value-type="float">
            <text:p>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6]-[.D226]-[.E22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7]-[.D227]-[.E227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8]-[.D228]-[.E228]"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9]-[.D229]-[.E229]" office:value-type="float" office:value="51" calcext:value-type="float">
            <text:p>5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0]-[.D230]-[.E230]" office:value-type="float" office:value="85" calcext:value-type="float">
            <text:p>8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1529" calcext:value-type="float">
            <text:p>15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231]-[.D231]-[.E231]" office:value-type="float" office:value="1492" calcext:value-type="float">
            <text:p>149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2]-[.D232]-[.E232]"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3]-[.D233]-[.E233]" office:value-type="float" office:value="69" calcext:value-type="float">
            <text:p>6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[.C234]-[.D234]-[.E234]" office:value-type="float" office:value="155" calcext:value-type="float">
            <text:p>1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5]-[.D235]-[.E235]" office:value-type="float" office:value="158" calcext:value-type="float">
            <text:p>15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6]-[.D236]-[.E236]" office:value-type="float" office:value="46" calcext:value-type="float">
            <text:p>4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37]-[.D237]-[.E237]" office:value-type="float" office:value="106" calcext:value-type="float">
            <text:p>10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8]-[.D238]-[.E238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9]-[.D239]-[.E239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 table:number-rows-repeated="66">
          <table:table-cell table:number-columns-repeated="6"/>
          <table:table-cell table:style-name="ce5"/>
          <table:table-cell table:number-columns-repeated="5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57"/>
        </table:table-row>
        <table:table-row table:style-name="ro1" table:number-rows-repeated="7">
          <table:table-cell table:number-columns-repeated="64"/>
        </table:table-row>
        <table:table-row table:style-name="ro1" table:number-rows-repeated="1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1682" calcext:value-type="float">
            <text:p>1682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119" calcext:value-type="float">
            <text:p>119</text:p>
          </table:table-cell>
          <table:table-cell table:style-name="ce3" table:formula="of:=[.C331]-[.D331]-[.E331]" office:value-type="float" office:value="1556" calcext:value-type="float">
            <text:p>1556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2088" calcext:value-type="float">
            <text:p>2088</text:p>
          </table:table-cell>
          <table:table-cell table:style-name="ce3" table:formula="of:=SUMIF([.$A$2:.$A$296]; &quot;C-Canada&quot;;[.D$2:.D$296])" office:value-type="float" office:value="25" calcext:value-type="float">
            <text:p>25</text:p>
          </table:table-cell>
          <table:table-cell table:style-name="ce3" table:formula="of:=SUMIF([.$A$2:.$A$296]; &quot;C-Canada&quot;;[.E$2:.E$296])" office:value-type="float" office:value="0" calcext:value-type="float">
            <text:p>0</text:p>
          </table:table-cell>
          <table:table-cell table:style-name="ce3" table:formula="of:=[.C332]-[.D332]-[.E332]" office:value-type="float" office:value="2063" calcext:value-type="float">
            <text:p>2063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496" calcext:value-type="float">
            <text:p>81496</text:p>
          </table:table-cell>
          <table:table-cell table:style-name="ce3" table:formula="of:=SUMIF([.$A$2:.$A$296]; &quot;C-China&quot;;[.D$2:.D$296])" office:value-type="float" office:value="3274" calcext:value-type="float">
            <text:p>3274</text:p>
          </table:table-cell>
          <table:table-cell table:style-name="ce3" table:formula="of:=SUMIF([.$A$2:.$A$296]; &quot;C-China&quot;;[.E$2:.E$296])" office:value-type="float" office:value="72819" calcext:value-type="float">
            <text:p>72819</text:p>
          </table:table-cell>
          <table:table-cell table:style-name="ce3" table:formula="of:=[.C333]-[.D333]-[.E333]" office:value-type="float" office:value="5403" calcext:value-type="float">
            <text:p>5403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572" calcext:value-type="float">
            <text:p>1572</text:p>
          </table:table-cell>
          <table:table-cell table:style-name="ce3" table:formula="of:=SUMIF([.$A$2:.$A$296]; &quot;C-Denmark&quot;;[.D$2:.D$296])" office:value-type="float" office:value="24" calcext:value-type="float">
            <text:p>24</text:p>
          </table:table-cell>
          <table:table-cell table:style-name="ce3" table:formula="of:=SUMIF([.$A$2:.$A$296]; &quot;C-Denmark&quot;;[.E$2:.E$296])" office:value-type="float" office:value="24" calcext:value-type="float">
            <text:p>24</text:p>
          </table:table-cell>
          <table:table-cell table:style-name="ce3" table:formula="of:=[.C334]-[.D334]-[.E334]" office:value-type="float" office:value="1524" calcext:value-type="float">
            <text:p>152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20123" calcext:value-type="float">
            <text:p>20123</text:p>
          </table:table-cell>
          <table:table-cell table:style-name="ce3" table:formula="of:=SUMIF([.$A$2:.$A$296]; &quot;C-France&quot;;[.D$2:.D$296])" office:value-type="float" office:value="862" calcext:value-type="float">
            <text:p>862</text:p>
          </table:table-cell>
          <table:table-cell table:style-name="ce3" table:formula="of:=SUMIF([.$A$2:.$A$296]; &quot;C-France&quot;;[.E$2:.E$296])" office:value-type="float" office:value="2207" calcext:value-type="float">
            <text:p>2207</text:p>
          </table:table-cell>
          <table:table-cell table:style-name="ce3" table:formula="of:=[.C335]-[.D335]-[.E335]" office:value-type="float" office:value="17054" calcext:value-type="float">
            <text:p>1705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4764" calcext:value-type="float">
            <text:p>4764</text:p>
          </table:table-cell>
          <table:table-cell table:style-name="ce3" table:formula="of:=SUMIF([.$A$2:.$A$296]; &quot;C-Netherlands&quot;;[.D$2:.D$296])" office:value-type="float" office:value="214" calcext:value-type="float">
            <text:p>214</text:p>
          </table:table-cell>
          <table:table-cell table:style-name="ce3" table:formula="of:=SUMIF([.$A$2:.$A$296]; &quot;C-Netherlands&quot;;[.E$2:.E$296])" office:value-type="float" office:value="3" calcext:value-type="float">
            <text:p>3</text:p>
          </table:table-cell>
          <table:table-cell table:style-name="ce3" table:formula="of:=[.C336]-[.D336]-[.E336]" office:value-type="float" office:value="4547" calcext:value-type="float">
            <text:p>4547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6726" calcext:value-type="float">
            <text:p>6726</text:p>
          </table:table-cell>
          <table:table-cell table:style-name="ce3" table:formula="of:=SUMIF([.$A$2:.$A$296]; &quot;C-United Kingdom&quot;;[.D$2:.D$296])" office:value-type="float" office:value="336" calcext:value-type="float">
            <text:p>336</text:p>
          </table:table-cell>
          <table:table-cell table:style-name="ce3" table:formula="of:=SUMIF([.$A$2:.$A$296]; &quot;C-United Kingdom&quot;;[.E$2:.E$296])" office:value-type="float" office:value="140" calcext:value-type="float">
            <text:p>140</text:p>
          </table:table-cell>
          <table:table-cell table:style-name="ce3" table:formula="of:=[.C337]-[.D337]-[.E337]" office:value-type="float" office:value="6250" calcext:value-type="float">
            <text:p>625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43667" calcext:value-type="float">
            <text:p>43667</text:p>
          </table:table-cell>
          <table:table-cell table:style-name="ce3" table:formula="of:=SUMIF([.$A$2:.$A$296]; &quot;C-US&quot;;[.D$2:.D$296])" office:value-type="float" office:value="552" calcext:value-type="float">
            <text:p>552</text:p>
          </table:table-cell>
          <table:table-cell table:style-name="ce3" table:formula="of:=SUMIF([.$A$2:.$A$296]; &quot;C-US&quot;;[.E$2:.E$296])" office:value-type="float" office:value="176" calcext:value-type="float">
            <text:p>176</text:p>
          </table:table-cell>
          <table:table-cell table:style-name="ce3" table:formula="of:=[.C338]-[.D338]-[.E338]" office:value-type="float" office:value="42939" calcext:value-type="float">
            <text:p>4293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249" calcext:value-type="float">
            <text:p>249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C339]-[.D339]-[.E339]" office:value-type="float" office:value="243" calcext:value-type="float">
            <text:p>243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C340]-[.D340]-[.E340]" office:value-type="float" office:value="181" calcext:value-type="float">
            <text:p>181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341]-[.D341]-[.E341]" office:value-type="float" office:value="133" calcext:value-type="float">
            <text:p>133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 table:number-rows-repeated="6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9" table:default-cell-style-name="ce18"/>
        <table:table-column table:style-name="co8" table:number-columns-repeated="4" table:default-cell-style-name="ce18"/>
        <table:table-column table:style-name="co8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96442" calcext:value-type="float">
            <text:p>196442</text:p>
          </table:table-cell>
          <table:table-cell table:formula="of:=SUMIF([all_data.$G$2:.$G$330];&quot;Europe&quot;;[$all_data.D$2:$all_data.D$301])" office:value-type="float" office:value="10371" calcext:value-type="float">
            <text:p>10371</text:p>
          </table:table-cell>
          <table:table-cell table:formula="of:=SUMIF([all_data.$G$2:.$G$330];&quot;Europe&quot;;[$all_data.E$2:$all_data.E$301])" office:value-type="float" office:value="14441" calcext:value-type="float">
            <text:p>14441</text:p>
          </table:table-cell>
          <table:table-cell table:formula="of:=SUMIF([all_data.$G$2:.$G$330];&quot;Europe&quot;;[$all_data.F$2:$all_data.F$301])" office:value-type="float" office:value="171630" calcext:value-type="float">
            <text:p>171630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993" calcext:value-type="float">
            <text:p>97993</text:p>
          </table:table-cell>
          <table:table-cell table:formula="of:=SUMIF([$all_data.$G$2:$all_data.$G$330];&quot;Asie&quot;;[$all_data.D$2:$all_data.D$301])" office:value-type="float" office:value="3547" calcext:value-type="float">
            <text:p>3547</text:p>
          </table:table-cell>
          <table:table-cell table:formula="of:=SUMIF([$all_data.$G$2:$all_data.$G$330];&quot;Asie&quot;;[$all_data.E$2:$all_data.E$301])" office:value-type="float" office:value="75983" calcext:value-type="float">
            <text:p>75983</text:p>
          </table:table-cell>
          <table:table-cell table:formula="of:=SUMIF([$all_data.$G$2:$all_data.$G$330];&quot;Asie&quot;;[$all_data.F$2:$all_data.F$301])" office:value-type="float" office:value="18463" calcext:value-type="float">
            <text:p>18463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6668" calcext:value-type="float">
            <text:p>26668</text:p>
          </table:table-cell>
          <table:table-cell table:formula="of:=SUMIF([$all_data.$G$2:$all_data.$G$330];&quot;Moyen-Orient&quot;;[$all_data.D$2:$all_data.D$301])" office:value-type="float" office:value="1842" calcext:value-type="float">
            <text:p>1842</text:p>
          </table:table-cell>
          <table:table-cell table:formula="of:=SUMIF([$all_data.$G$2:$all_data.$G$330];&quot;Moyen-Orient&quot;;[$all_data.E$2:$all_data.E$301])" office:value-type="float" office:value="8628" calcext:value-type="float">
            <text:p>8628</text:p>
          </table:table-cell>
          <table:table-cell table:formula="of:=SUMIF([$all_data.$G$2:$all_data.$G$330];&quot;Moyen-Orient&quot;;[$all_data.F$2:$all_data.F$301])" office:value-type="float" office:value="16198" calcext:value-type="float">
            <text:p>16198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46760" calcext:value-type="float">
            <text:p>46760</text:p>
          </table:table-cell>
          <table:table-cell table:formula="of:=SUMIF([$all_data.$G$2:$all_data.$G$330];&quot;Amérique du Nord&quot;;[$all_data.D$2:$all_data.D$301])" office:value-type="float" office:value="585" calcext:value-type="float">
            <text:p>585</text:p>
          </table:table-cell>
          <table:table-cell table:formula="of:=SUMIF([$all_data.$G$2:$all_data.$G$330];&quot;Amérique du Nord&quot;;[$all_data.E$2:$all_data.E$301])" office:value-type="float" office:value="1164" calcext:value-type="float">
            <text:p>1164</text:p>
          </table:table-cell>
          <table:table-cell table:formula="of:=SUMIF([$all_data.$G$2:$all_data.$G$330];&quot;Amérique du Nord&quot;;[$all_data.F$2:$all_data.F$301])" office:value-type="float" office:value="45011" calcext:value-type="float">
            <text:p>45011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G$2:$all_data.$G$330];&quot;Amérique Centrale&quot;;[$all_data.C$2:$all_data.C$301])" office:value-type="float" office:value="761" calcext:value-type="float">
            <text:p>761</text:p>
          </table:table-cell>
          <table:table-cell table:formula="of:=SUMIF([$all_data.$G$2:$all_data.$G$330];&quot;Amérique Centrale&quot;;[$all_data.D$2:$all_data.D$301])" office:value-type="float" office:value="9" calcext:value-type="float">
            <text:p>9</text:p>
          </table:table-cell>
          <table:table-cell table:formula="of:=SUMIF([$all_data.$G$2:$all_data.$G$330];&quot;Amérique Centrale&quot;;[$all_data.E$2:$all_data.E$301])" office:value-type="float" office:value="6" calcext:value-type="float">
            <text:p>6</text:p>
          </table:table-cell>
          <table:table-cell table:formula="of:=SUMIF([$all_data.$G$2:$all_data.$G$330];&quot;Amérique Centrale&quot;;[$all_data.F$2:$all_data.F$301]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G$2:$all_data.$G$330];&quot;Amérique du Sud&quot;;[$all_data.C$2:$all_data.C$301])" office:value-type="float" office:value="5056" calcext:value-type="float">
            <text:p>5056</text:p>
          </table:table-cell>
          <table:table-cell table:formula="of:=SUMIF([$all_data.$G$2:$all_data.$G$330];&quot;Amérique du Sud&quot;;[$all_data.D$2:$all_data.D$301])" office:value-type="float" office:value="70" calcext:value-type="float">
            <text:p>70</text:p>
          </table:table-cell>
          <table:table-cell table:formula="of:=SUMIF([$all_data.$G$2:$all_data.$G$330];&quot;Amérique du Sud&quot;;[$all_data.E$2:$all_data.E$301])" office:value-type="float" office:value="64" calcext:value-type="float">
            <text:p>64</text:p>
          </table:table-cell>
          <table:table-cell table:formula="of:=SUMIF([$all_data.$G$2:$all_data.$G$330];&quot;Amérique du Sud&quot;;[$all_data.F$2:$all_data.F$301])" office:value-type="float" office:value="4922" calcext:value-type="float">
            <text:p>4922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G$2:$all_data.$G$330];&quot;Océanie&quot;;[$all_data.C$2:$all_data.C$301])" office:value-type="float" office:value="2086" calcext:value-type="float">
            <text:p>2086</text:p>
          </table:table-cell>
          <table:table-cell table:formula="of:=SUMIF([$all_data.$G$2:$all_data.$G$330];&quot;Océanie&quot;;[$all_data.D$2:$all_data.D$301])" office:value-type="float" office:value="8" calcext:value-type="float">
            <text:p>8</text:p>
          </table:table-cell>
          <table:table-cell table:formula="of:=SUMIF([$all_data.$G$2:$all_data.$G$330];&quot;Océanie&quot;;[$all_data.E$2:$all_data.E$301])" office:value-type="float" office:value="119" calcext:value-type="float">
            <text:p>119</text:p>
          </table:table-cell>
          <table:table-cell table:formula="of:=SUMIF([$all_data.$G$2:$all_data.$G$330];&quot;Océanie&quot;;[$all_data.F$2:$all_data.F$301])"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G$2:$all_data.$G$330];&quot;Afrique&quot;;[$all_data.C$2:$all_data.C$301])" office:value-type="float" office:value="1811" calcext:value-type="float">
            <text:p>1811</text:p>
          </table:table-cell>
          <table:table-cell table:formula="of:=SUMIF([all_data.$G$2:.$G$301];&quot;Afrique&quot;;[all_data.D$2:.D$301])" office:value-type="float" office:value="57" calcext:value-type="float">
            <text:p>57</text:p>
          </table:table-cell>
          <table:table-cell table:formula="of:=SUMIF([all_data.$G$2:.$G$301];&quot;Afrique&quot;;[all_data.E$2:.E$301])" office:value-type="float" office:value="162" calcext:value-type="float">
            <text:p>162</text:p>
          </table:table-cell>
          <table:table-cell table:formula="of:=SUMIF([all_data.$G$2:.$G$301];&quot;Afrique&quot;;[all_data.F$2:.F$301])" office:value-type="float" office:value="1592" calcext:value-type="float">
            <text:p>1592</text:p>
          </table:table-cell>
          <table:table-cell/>
        </table:table-row>
      </table:table>
      <table:table table:name="major_continent" table:style-name="ta1">
        <table:table-column table:style-name="co10" table:default-cell-style-name="ce18"/>
        <table:table-column table:style-name="co8" table:number-columns-repeated="4" table:default-cell-style-name="ce18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96442" calcext:value-type="float">
            <text:p>196442</text:p>
          </table:table-cell>
          <table:table-cell table:formula="of:=SUMIF([$all_data.$G$2:$all_data.$G$330];&quot;Europe&quot;;[$all_data.D$2:$all_data.D$301])" office:value-type="float" office:value="10371" calcext:value-type="float">
            <text:p>10371</text:p>
          </table:table-cell>
          <table:table-cell table:formula="of:=SUMIF([$all_data.$G$2:$all_data.$G$330];&quot;Europe&quot;;[$all_data.E$2:$all_data.E$301])" office:value-type="float" office:value="14441" calcext:value-type="float">
            <text:p>14441</text:p>
          </table:table-cell>
          <table:table-cell table:formula="of:=SUMIF([$all_data.$G$2:$all_data.$G$330];&quot;Europe&quot;;[$all_data.F$2:$all_data.F$301])" office:value-type="float" office:value="171630" calcext:value-type="float">
            <text:p>17163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993" calcext:value-type="float">
            <text:p>97993</text:p>
          </table:table-cell>
          <table:table-cell table:formula="of:=SUMIF([$all_data.$G$2:$all_data.$G$330];&quot;Asie&quot;;[$all_data.D$2:$all_data.D$301])" office:value-type="float" office:value="3547" calcext:value-type="float">
            <text:p>3547</text:p>
          </table:table-cell>
          <table:table-cell table:formula="of:=SUMIF([$all_data.$G$2:$all_data.$G$330];&quot;Asie&quot;;[$all_data.E$2:$all_data.E$301])" office:value-type="float" office:value="75983" calcext:value-type="float">
            <text:p>75983</text:p>
          </table:table-cell>
          <table:table-cell table:formula="of:=SUMIF([$all_data.$G$2:$all_data.$G$330];&quot;Asie&quot;;[$all_data.F$2:$all_data.F$301])" office:value-type="float" office:value="18463" calcext:value-type="float">
            <text:p>18463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46760" calcext:value-type="float">
            <text:p>46760</text:p>
          </table:table-cell>
          <table:table-cell table:formula="of:=SUMIF([$all_data.$G$2:$all_data.$G$330];&quot;Amérique du Nord&quot;;[$all_data.D$2:$all_data.D$301])" office:value-type="float" office:value="585" calcext:value-type="float">
            <text:p>585</text:p>
          </table:table-cell>
          <table:table-cell table:formula="of:=SUMIF([$all_data.$G$2:$all_data.$G$330];&quot;Amérique du Nord&quot;;[$all_data.E$2:$all_data.E$301])" office:value-type="float" office:value="1164" calcext:value-type="float">
            <text:p>1164</text:p>
          </table:table-cell>
          <table:table-cell table:formula="of:=SUMIF([$all_data.$G$2:$all_data.$G$330];&quot;Amérique du Nord&quot;;[$all_data.F$2:$all_data.F$301])" office:value-type="float" office:value="45011" calcext:value-type="float">
            <text:p>4501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6668" calcext:value-type="float">
            <text:p>26668</text:p>
          </table:table-cell>
          <table:table-cell table:formula="of:=SUMIF([$all_data.$G$2:$all_data.$G$330];&quot;Moyen-Orient&quot;;[$all_data.D$2:$all_data.D$301])" office:value-type="float" office:value="1842" calcext:value-type="float">
            <text:p>1842</text:p>
          </table:table-cell>
          <table:table-cell table:formula="of:=SUMIF([$all_data.$G$2:$all_data.$G$330];&quot;Moyen-Orient&quot;;[$all_data.E$2:$all_data.E$301])" office:value-type="float" office:value="8628" calcext:value-type="float">
            <text:p>8628</text:p>
          </table:table-cell>
          <table:table-cell table:formula="of:=SUMIF([$all_data.$G$2:$all_data.$G$330];&quot;Moyen-Orient&quot;;[$all_data.F$2:$all_data.F$301])" office:value-type="float" office:value="16198" calcext:value-type="float">
            <text:p>16198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9])" office:value-type="float" office:value="9714" calcext:value-type="float">
            <text:p>9714</text:p>
          </table:table-cell>
          <table:table-cell table:formula="of:=SUM([$continent.C$6:$continent.C$9])" office:value-type="float" office:value="144" calcext:value-type="float">
            <text:p>144</text:p>
          </table:table-cell>
          <table:table-cell table:formula="of:=SUM([$continent.D$6:$continent.D$9])" office:value-type="float" office:value="351" calcext:value-type="float">
            <text:p>351</text:p>
          </table:table-cell>
          <table:table-cell table:formula="of:=SUM([$continent.E$6:$continent.E$9])" office:value-type="float" office:value="9219" calcext:value-type="float">
            <text:p>921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G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00-00-00</text:date>, <text:time style:data-style-name="N2" text:time-value="11:12:53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11:29:59.702000000</dc:date>
    <meta:editing-duration>PT4H22M16S</meta:editing-duration>
    <meta:editing-cycles>20</meta:editing-cycles>
    <meta:generator>LibreOffice/6.4.2.2$Windows_X86_64 LibreOffice_project/4e471d8c02c9c90f512f7f9ead8875b57fcb1ec3</meta:generator>
    <meta:document-statistic meta:table-count="3" meta:cell-count="1747" meta:object-count="0"/>
  </office:meta>
</office:document-meta>
</file>